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4"/>
    <style:style style:name="P2" style:family="paragraph" style:parent-style-name="Text_20_body" style:list-style-name="L5"/>
    <style:style style:name="P3" style:family="paragraph" style:parent-style-name="Text_20_body" style:list-style-name="L5">
      <style:text-properties officeooo:paragraph-rsid="002409c6"/>
    </style:style>
    <style:style style:name="P4" style:family="paragraph" style:parent-style-name="Text_20_body">
      <style:paragraph-properties fo:text-align="start" style:justify-single-word="false"/>
      <style:text-properties officeooo:paragraph-rsid="002409c6"/>
    </style:style>
    <style:style style:name="P5" style:family="paragraph" style:parent-style-name="Text_20_body">
      <style:paragraph-properties fo:margin-top="0in" fo:margin-bottom="0in" loext:contextual-spacing="false"/>
    </style:style>
    <style:style style:name="P6" style:family="paragraph" style:parent-style-name="Text_20_body" style:list-style-name="L5">
      <style:paragraph-properties fo:margin-top="0in" fo:margin-bottom="0in" loext:contextual-spacing="false"/>
    </style:style>
    <style:style style:name="P7" style:family="paragraph" style:parent-style-name="Text_20_body">
      <style:paragraph-properties fo:margin-top="0in" fo:margin-bottom="0in" loext:contextual-spacing="false"/>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Text_20_body" style:list-style-name="L4">
      <style:paragraph-properties fo:margin-top="0in" fo:margin-bottom="0in" loext:contextual-spacing="false"/>
      <style:text-properties style:font-name="Liberation Serif" fo:font-size="14pt" fo:font-style="normal" fo:font-weight="normal" officeooo:paragraph-rsid="0021f445" style:font-size-asian="14pt" style:font-style-asian="normal" style:font-weight-asian="normal" style:font-size-complex="14pt" style:font-style-complex="normal" style:font-weight-complex="normal"/>
    </style:style>
    <style:style style:name="P9" style:family="paragraph" style:parent-style-name="Text_20_body" style:list-style-name="L5">
      <style:paragraph-properties fo:margin-top="0in" fo:margin-bottom="0in" loext:contextual-spacing="false"/>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Text_20_body">
      <style:paragraph-properties fo:margin-top="0in" fo:margin-bottom="0in" loext:contextual-spacing="false"/>
      <style:text-properties style:font-name="Liberation Serif" fo:font-size="14pt" fo:font-style="normal" fo:font-weight="normal" officeooo:paragraph-rsid="0020fe9b"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top="0in" fo:margin-bottom="0in" loext:contextual-spacing="false" fo:text-align="start" style:justify-single-word="false"/>
      <style:text-properties officeooo:paragraph-rsid="00250a2a"/>
    </style:style>
    <style:style style:name="P12" style:family="paragraph" style:parent-style-name="Heading_20_2">
      <style:text-properties officeooo:rsid="0021f445" officeooo:paragraph-rsid="0021f445"/>
    </style:style>
    <style:style style:name="P13" style:family="paragraph" style:parent-style-name="Heading_20_2">
      <style:text-properties officeooo:paragraph-rsid="0021f445"/>
    </style:style>
    <style:style style:name="P14" style:family="paragraph" style:parent-style-name="Heading_20_2">
      <style:text-properties officeooo:paragraph-rsid="0022682b"/>
    </style:style>
    <style:style style:name="T1" style:family="text">
      <style:text-properties officeooo:rsid="0020fe9b"/>
    </style:style>
    <style:style style:name="T2" style:family="text">
      <style:text-properties officeooo:rsid="0021f445"/>
    </style:style>
    <style:style style:name="T3"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style:font-name="Liberation Serif" fo:font-size="14pt" fo:font-style="normal" fo:font-weight="normal" officeooo:rsid="001f8ffc" style:font-size-asian="14pt" style:font-style-asian="normal" style:font-weight-asian="normal" style:font-size-complex="14pt" style:font-style-complex="normal" style:font-weight-complex="normal"/>
    </style:style>
    <style:style style:name="T5" style:family="text">
      <style:text-properties style:font-name="Liberation Serif" fo:font-size="14pt" fo:font-style="normal" fo:font-weight="normal" officeooo:rsid="0020fe9b" style:font-size-asian="14pt" style:font-style-asian="normal" style:font-weight-asian="normal" style:font-size-complex="14pt" style:font-style-complex="normal" style:font-weight-complex="normal"/>
    </style:style>
    <style:style style:name="T6" style:family="text">
      <style:text-properties style:font-name="Liberation Serif" fo:font-size="14pt" fo:font-style="normal" fo:font-weight="normal" officeooo:rsid="0021b156" style:font-size-asian="14pt" style:font-style-asian="normal" style:font-weight-asian="normal" style:font-size-complex="14pt" style:font-style-complex="normal" style:font-weight-complex="normal"/>
    </style:style>
    <style:style style:name="T7" style:family="text">
      <style:text-properties style:font-name="Liberation Serif" fo:font-size="14pt" fo:font-style="normal" fo:font-weight="normal" officeooo:rsid="0021f445" style:font-size-asian="14pt" style:font-style-asian="normal" style:font-weight-asian="normal" style:font-size-complex="14pt" style:font-style-complex="normal" style:font-weight-complex="normal"/>
    </style:style>
    <style:style style:name="T8" style:family="text">
      <style:text-properties style:font-name="Liberation Serif" fo:font-size="14pt" fo:font-style="normal" fo:font-weight="normal" officeooo:rsid="0022682b" style:font-size-asian="14pt" style:font-style-asian="normal" style:font-weight-asian="normal" style:font-size-complex="14pt" style:font-style-complex="normal" style:font-weight-complex="normal"/>
    </style:style>
    <style:style style:name="T9" style:family="text">
      <style:text-properties style:font-name="Liberation Serif" fo:font-size="14pt" fo:font-style="normal" fo:font-weight="normal" officeooo:rsid="002409c6" style:font-size-asian="14pt" style:font-style-asian="normal" style:font-weight-asian="normal" style:font-size-complex="14pt" style:font-style-complex="normal" style:font-weight-complex="normal"/>
    </style:style>
    <style:style style:name="T10" style:family="text">
      <style:text-properties style:font-name="Liberation Serif" fo:font-size="14pt" fo:font-style="normal" fo:font-weight="normal" officeooo:rsid="00250a2a" style:font-size-asian="14pt" style:font-style-asian="normal" style:font-weight-asian="normal" style:font-size-complex="14pt" style:font-style-complex="normal" style:font-weight-complex="normal"/>
    </style:style>
    <style:style style:name="T11" style:family="text">
      <style:text-properties style:font-name="Liberation Serif" fo:font-size="14pt" fo:font-weight="normal" officeooo:rsid="0021f445" style:font-size-asian="14pt" style:font-weight-asian="normal" style:font-size-complex="14pt" style:font-weight-complex="normal"/>
    </style:style>
    <style:style style:name="T12" style:family="text">
      <style:text-properties officeooo:rsid="0022682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Summaries on Kuksa.</text:h>
      <text:h text:style-name="P13" text:outline-level="2">What can <text:span text:style-name="T2">be done</text:span> with Eclipse Kuksa? <text:span text:style-name="T1">(</text:span><text:a xlink:type="simple" xlink:href="https://github.com/eclipse/kuksa.integration#getting-started-with-eclipse-kuksa" text:style-name="Internet_20_link" text:visited-style-name="Visited_20_Internet_20_Link"><text:span text:style-name="T1">https://github.com/eclipse/kuksa.integration#getting-started-with-eclipse-kuksa</text:span></text:a><text:span text:style-name="T1"> )</text:span></text:h>
      <text:h text:style-name="P14" text:outline-level="2"><text:span text:style-name="T11">Kuksa allows building and deploying</text:span><text:span text:style-name="T3"> in-vehicle applications based on AGL . Kuksa is a wrapper project around </text:span><text:span text:style-name="T7">Automotive Grade Linux (AGL)</text:span><text:span text:style-name="T3">. </text:span><text:span text:style-name="T8">Projects such as </text:span><text:span text:style-name="T3">AGL KUKSA Build and Run on Raspberry Pi 3 / Compute Module 3 (Lite) , </text:span><text:span text:style-name="T8">builds system that adds Kuksa’s specific Bitbake layer on top of the origional AGL.</text:span><text:span text:style-name="T3"> From its side, AGL uses Yocto/Bitbake building system to build an automotive domain specific Linux distribution. Therefore, this projects provides a building system that adds Kuksa’s specific bitbake layers on top of the original </text:span><text:span text:style-name="T4">AGL</text:span><text:span text:style-name="T3">. </text:span><text:span text:style-name="T5">(</text:span><text:a xlink:type="simple" xlink:href="https://agl-kuksa.readthedocs.io/en/latest/" text:style-name="Internet_20_link" text:visited-style-name="Visited_20_Internet_20_Link"><text:span text:style-name="T5">https://agl-kuksa.readthedocs.io/en/latest/</text:span></text:a><text:span text:style-name="T5"> ).</text:span></text:h>
      <text:h text:style-name="P14" text:outline-level="2"><text:span text:style-name="T8">Kuksa also a</text:span><text:span text:style-name="T3">dd services to Kuksa-AGL <text:s/>to build custom AGL-based in-vehicle HMI systems. </text:span><text:span text:style-name="T8">Moreover, s</text:span><text:span text:style-name="T3">etup a cloud cluster consisting of Eclipse Hono, Eclipse HawkBit, the Kuksa Appstore, and more to provide a connected vehicle ecosystem. </text:span><text:span text:style-name="T5">Contents of the kuksa cloud includes: </text:span></text:h>
      <text:p text:style-name="P10">- HonoInfluxDBConnector: A Spring-Boot application that connects a running Eclipse Hono instance with a running InfluxDB instance so that messages received by Hono can be stored in InfluxDB. This is especially useful if one wants to easily create a visualization of some measurements eg with Grafana. </text:p>
      <text:p text:style-name="P7">- AppStore: A Spring-Boot application that connects a running Eclipse HawkBit instance and provides a GUI to manage vehicle (and eventually cloud) applications </text:p>
      <text:p text:style-name="P5"><text:span text:style-name="Strong_20_Emphasis"><text:span text:style-name="T3">-</text:span></text:span><text:span text:style-name="Strong_20_Emphasis"><text:span text:style-name="T8"> </text:span></text:span><text:span text:style-name="Strong_20_Emphasis"><text:span text:style-name="T3">ONGOING</text:span></text:span><text:span text:style-name="T3"> Scripts to setup the overall cloud architecture </text:span></text:p>
      <text:list xml:id="list3757230639" text:style-name="L5">
        <text:list-item>
          <text:list>
            <text:list-item>
              <text:p text:style-name="P9">allocate a static IP address and DNS names </text:p>
            </text:list-item>
            <text:list-item>
              <text:p text:style-name="P6"><text:span text:style-name="T3">obtain TLS certificates from </text:span><text:a xlink:type="simple" xlink:href="https://letsencrypt.org/" text:style-name="Internet_20_link" text:visited-style-name="Visited_20_Internet_20_Link"><text:span text:style-name="T3">Let's encrypt</text:span></text:a><text:span text:style-name="T3"> via </text:span><text:a xlink:type="simple" xlink:href="https://docs.cert-manager.io/en/latest/" text:style-name="Internet_20_link" text:visited-style-name="Visited_20_Internet_20_Link"><text:span text:style-name="T3">cert-manager</text:span></text:a><text:span text:style-name="T3"> </text:span></text:p>
            </text:list-item>
            <text:list-item>
              <text:p text:style-name="P2"><text:span text:style-name="T3">perform TLS termination using </text:span><text:a xlink:type="simple" xlink:href="https://getambassador.io/" text:style-name="Internet_20_link" text:visited-style-name="Visited_20_Internet_20_Link"><text:span text:style-name="T3">Ambassador</text:span></text:a><text:span text:style-name="T3"> </text:span></text:p>
              <text:p text:style-name="P3"><text:span text:style-name="T5">(</text:span><text:a xlink:type="simple" xlink:href="https://github.com/eclipse/kuksa.cloud" text:style-name="Internet_20_link" text:visited-style-name="Visited_20_Internet_20_Link"><text:span text:style-name="T5">https://github.com/eclipse/kuksa.cloud</text:span></text:a><text:span text:style-name="T5"> )</text:span></text:p>
            </text:list-item>
          </text:list>
        </text:list-item>
      </text:list>
      <text:p text:style-name="P4"><text:span text:style-name="T9">In addition, s</text:span><text:span text:style-name="T3">etup an Eclipse Che based APPSTACLE IDE to either develop, build, and deploy cloud or in-vehicle applications.</text:span></text:p>
      <text:p text:style-name="P11"><text:span text:style-name="T10">Kuksa allows a model-driven development of AGL applications and services. The Eclipse Che Kuksa instance simplifies the development of AGL applications and services. AGL features the usage of automotive applications based on HTML5, JavaScript, and C/C++, which run on top of AGL. While applications realize a distinct use case, services offers functionality to all applications. For more </text:span><text:soft-page-break/><text:span text:style-name="T10">information please refer to the (</text:span><text:a xlink:type="simple" xlink:href="https://docs.automotivelinux.org/docs/apis_services/en/dev/" text:style-name="Internet_20_link" text:visited-style-name="Visited_20_Internet_20_Link"><text:span text:style-name="T10">https://docs.automotivelinux.org/docs/apis_services/en/dev/</text:span></text:a><text:span text:style-name="T10"> )</text:span></text:p>
      <text:p text:style-name="P11"><text:span text:style-name="T10"/></text:p>
      <text:p text:style-name="P11"><text:span text:style-name="T6">In order to build and deploy AGL applications &amp; services within Che, the steps that are necessary to be considered can be found in the link (</text:span><text:a xlink:type="simple" xlink:href="https://github.com/eclipse/kuksa.ide/tree/master/che-6" text:style-name="Internet_20_link" text:visited-style-name="Visited_20_Internet_20_Link"><text:span text:style-name="T6">https://github.com/eclipse/kuksa.ide/tree/master/che-6</text:span></text:a><text:span text:style-name="T6"> )</text:span></text:p>
      <text:list xml:id="list1017949649" text:style-name="L4">
        <text:list-header>
          <text:p text:style-name="P8"><text:s/></text:p>
        </text:list-header>
        <text:list-item>
          <text:p text:style-name="P1">Use different applications for various connected vehicle needs such as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23:37:57.216238065</meta:creation-date>
    <dc:date>2019-07-17T14:46:52.053041413</dc:date>
    <meta:editing-duration>PT14M39S</meta:editing-duration>
    <meta:editing-cycles>2</meta:editing-cycles>
    <meta:generator>LibreOffice/6.0.7.3$Linux_X86_64 LibreOffice_project/00m0$Build-3</meta:generator>
    <meta:document-statistic meta:table-count="0" meta:image-count="0" meta:object-count="0" meta:page-count="2" meta:paragraph-count="16" meta:word-count="371" meta:character-count="2589" meta:non-whitespace-character-count="2229"/>
  </office:meta>
</office:document-meta>
</file>